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6.112cm" style:rel-column-width="20026*"/>
    </style:style>
    <style:style style:name="Tabella5.B" style:family="table-column">
      <style:table-column-properties style:column-width="2.394cm" style:rel-column-width="7842*"/>
    </style:style>
    <style:style style:name="Tabella5.D" style:family="table-column">
      <style:table-column-properties style:column-width="2.593cm" style:rel-column-width="8496*"/>
    </style:style>
    <style:style style:name="Tabella5.E" style:family="table-column">
      <style:table-column-properties style:column-width="6.511cm" style:rel-column-width="21329*"/>
    </style:style>
    <style:style style:name="Tabella5.A1" style:family="table-cell">
      <style:table-cell-properties style:vertical-align="middle"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E1" style:family="table-cell">
      <style:table-cell-properties style:vertical-align="middle" fo:background-color="#dddddd" fo:padding="0cm" fo:border="0.05pt solid #000000">
        <style:background-image/>
      </style:table-cell-properties>
    </style:style>
    <style:style style:name="Tabella5.B2" style:family="table-cell">
      <style:table-cell-properties style:vertical-align="middle" fo:background-color="#dddddd" fo:padding="0cm" fo:border-left="0.05pt solid #000000" fo:border-right="none" fo:border-top="none" fo:border-bottom="0.05pt solid #000000">
        <style:background-image/>
      </style:table-cell-properties>
    </style:style>
    <style:style style:name="Tabella5.A4" style:family="table-cell">
      <style:table-cell-properties style:vertical-align="" fo:background-color="transparent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5.E4" style:family="table-cell">
      <style:table-cell-properties style:vertical-align="" fo:background-color="transparent" fo:padding="0.101cm" fo:border="0.05pt solid #000000">
        <style:background-image/>
      </style:table-cell-properties>
    </style:style>
    <style:style style:name="Tabella5.A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 style:master-page-name="">
      <style:paragraph-properties fo:margin-top="0cm" fo:margin-bottom="0cm" loext:contextual-spacing="false" fo:text-align="center" style:justify-single-word="false" style:page-number="auto"/>
      <style:text-properties style:font-name="Verdana" fo:font-size="8pt" fo:font-weight="bold" officeooo:rsid="009b9e10" officeooo:paragraph-rsid="009b9e10" style:font-size-asian="8pt" style:font-weight-asian="bold" style:font-size-complex="8pt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1" fo:font-size="8pt" fo:font-weight="normal" officeooo:paragraph-rsid="009a0126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Verdana" fo:font-size="8pt" fo:font-weight="bold" officeooo:rsid="009b9e10" officeooo:paragraph-rsid="009b9e10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Verdana1" fo:font-size="8pt" fo:font-weight="normal" officeooo:paragraph-rsid="00a3d9fe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Verdana1" fo:font-size="8pt" fo:font-weight="normal" officeooo:paragraph-rsid="00a70325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Verdana1" fo:font-size="8pt" fo:font-weight="normal" officeooo:rsid="00a70325" officeooo:paragraph-rsid="00aa2e75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Verdana1" fo:font-size="8pt" fo:font-weight="normal" officeooo:rsid="00a70325" officeooo:paragraph-rsid="00a70325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9a0126" officeooo:paragraph-rsid="009a0126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9c0132" officeooo:paragraph-rsid="009c0132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a2e75" officeooo:paragraph-rsid="00aa2e75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PARAZIONE PRODUZIONE</text:p>
      <text:p text:style-name="P5"/>
      <table:table table:name="Tabella5" table:style-name="Tabella5">
        <table:table-column table:style-name="Tabella5.A"/>
        <table:table-column table:style-name="Tabella5.B" table:number-columns-repeated="2"/>
        <table:table-column table:style-name="Tabella5.D"/>
        <table:table-column table:style-name="Tabella5.E"/>
        <table:table-header-rows>
          <table:table-row>
            <table:table-cell table:style-name="Tabella5.A1" table:number-rows-spanned="2" office:value-type="string">
              <text:p text:style-name="P10">Famiglia</text:p>
            </table:table-cell>
            <table:table-cell table:style-name="Tabella5.A1" table:number-columns-spanned="2" office:value-type="string">
              <text:p text:style-name="P12">Ordinato</text:p>
            </table:table-cell>
            <table:covered-table-cell/>
            <table:table-cell table:style-name="Tabella5.A1" table:number-rows-spanned="2" office:value-type="string">
              <text:p text:style-name="P11">Pianificate</text:p>
            </table:table-cell>
            <table:table-cell table:style-name="Tabella5.E1" table:number-rows-spanned="2" office:value-type="string">
              <text:p text:style-name="P10">Produzioni aperte</text:p>
            </table:table-cell>
          </table:table-row>
          <table:table-row>
            <table:covered-table-cell/>
            <table:table-cell table:style-name="Tabella5.B2" office:value-type="string">
              <text:p text:style-name="P12">Totale</text:p>
            </table:table-cell>
            <table:table-cell table:style-name="Tabella5.B2" office:value-type="string">
              <text:p text:style-name="P12">Consegnato</text:p>
            </table:table-cell>
            <table:covered-table-cell/>
            <table:covered-table-cell/>
          </table:table-row>
        </table:table-header-rows>
        <table:table-row>
          <table:table-cell table:style-name="Tabella5.E1" table:number-columns-spanned="5" office:value-type="string">
            <text:p text:style-name="P4"><text:placeholder text:placeholder-type="text">&lt;for each="(family, todo, delivery, mrp_info, mrp_total) in get_pre_production(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6"><text:placeholder text:placeholder-type="text">&lt;family&gt;</text:placeholder></text:p>
          </table:table-cell>
          <table:table-cell table:style-name="Tabella5.A4" office:value-type="string">
            <text:p text:style-name="P7"><text:placeholder text:placeholder-type="text">&lt;'%10.0f' %  todo&gt;</text:placeholder></text:p>
          </table:table-cell>
          <table:table-cell table:style-name="Tabella5.A4" office:value-type="string">
            <text:p text:style-name="P8"><text:placeholder text:placeholder-type="text">&lt;'%10.0f' % delivery&gt;</text:placeholder></text:p>
          </table:table-cell>
          <table:table-cell table:style-name="Tabella5.A4" office:value-type="string">
            <text:p text:style-name="P9"><text:placeholder text:placeholder-type="text">&lt;'%10.0f' % mrp_total&gt;</text:placeholder></text:p>
          </table:table-cell>
          <table:table-cell table:style-name="Tabella5.E4" office:value-type="string">
            <text:p text:style-name="P7"><text:placeholder text:placeholder-type="text">&lt;mrp_info.strip()&gt;</text:placeholder></text:p>
          </table:table-cell>
        </table:table-row>
        <table:table-row>
          <table:table-cell table:style-name="Tabella5.A5" table:number-columns-spanned="5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24T10:35:36.748269233</dc:date>
    <meta:editing-duration>P2DT18H49M34S</meta:editing-duration>
    <meta:editing-cycles>531</meta:editing-cycles>
    <meta:generator>LibreOffice/4.3.3.2$Linux_X86_64 LibreOffice_project/430m0$Build-2</meta:generator>
    <dc:creator>thebrush </dc:creator>
    <meta:document-statistic meta:table-count="1" meta:image-count="0" meta:object-count="0" meta:page-count="1" meta:paragraph-count="15" meta:word-count="26" meta:character-count="274" meta:non-whitespace-character-count="263"/>
    <meta:user-defined meta:name="Info 1"/>
    <meta:user-defined meta:name="Info 2"/>
    <meta:user-defined meta:name="Info 3"/>
    <meta:user-defined meta:name="Info 4"/>
  </office:meta>
</office:document-meta>
</file>